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328cm"/>
    </style:style>
    <style:style style:name="co2" style:family="table-column">
      <style:table-column-properties fo:break-before="auto" style:column-width="2.173cm"/>
    </style:style>
    <style:style style:name="co3" style:family="table-column">
      <style:table-column-properties fo:break-before="auto" style:column-width="2.454cm"/>
    </style:style>
    <style:style style:name="co4" style:family="table-column">
      <style:table-column-properties fo:break-before="auto" style:column-width="12.197cm"/>
    </style:style>
    <style:style style:name="co5" style:family="table-column">
      <style:table-column-properties fo:break-before="auto" style:column-width="5.779cm"/>
    </style:style>
    <style:style style:name="co6" style:family="table-column">
      <style:table-column-properties fo:break-before="auto" style:column-width="6.597cm"/>
    </style:style>
    <style:style style:name="co7" style:family="table-column">
      <style:table-column-properties fo:break-before="auto" style:column-width="3.196cm"/>
    </style:style>
    <style:style style:name="co8" style:family="table-column">
      <style:table-column-properties fo:break-before="auto" style:column-width="3.759cm"/>
    </style:style>
    <style:style style:name="co9" style:family="table-column">
      <style:table-column-properties fo:break-before="auto" style:column-width="3.272cm"/>
    </style:style>
    <style:style style:name="co10" style:family="table-column">
      <style:table-column-properties fo:break-before="auto" style:column-width="4.066cm"/>
    </style:style>
    <style:style style:name="co11" style:family="table-column">
      <style:table-column-properties fo:break-before="auto" style:column-width="4.27cm"/>
    </style:style>
    <style:style style:name="co12" style:family="table-column">
      <style:table-column-properties fo:break-before="auto" style:column-width="13.732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wrap-option="no-wrap"/>
      <style:text-properties style:use-window-font-color="true" style:text-outline="false" style:text-line-through-style="none" style:font-name="Cumberland AMT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Bitstream Ver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fo:color="#800080" style:text-outline="false" style:text-line-through-style="none" style:font-name="Cumberland AMT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Bitstream Ver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Bitstream Ver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1" office:value-type="string" table:number-columns-spanned="5" table:number-rows-spanned="1">
            <text:p>VI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table-cell office:value-type="string">
            <text:p>infocmp</text:p>
          </table:table-cell>
          <table:table-cell table:style-name="ce2" office:value-type="string" table:number-columns-spanned="5" table:number-rows-spanned="1">
            <text:p>Valeur</text:p>
          </table:table-cell>
          <table:covered-table-cell table:number-columns-repeated="4"/>
          <table:table-cell table:number-columns-repeated="1013"/>
        </table:table-row>
        <table:table-row table:style-name="ro1">
          <table:table-cell table:style-name="ce2" office:value-type="string" table:number-columns-spanned="5" table:number-rows-spanned="1">
            <text:p>:set termcap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/>
          <table:table-cell office:value-type="string">
            <text:p>Ansi</text:p>
          </table:table-cell>
          <table:table-cell office:value-type="string">
            <text:p>linux</text:p>
          </table:table-cell>
          <table:table-cell office:value-type="string">
            <text:p>fbterm</text:p>
          </table:table-cell>
          <table:table-cell office:value-type="string">
            <text:p>xterm-256color</text:p>
          </table:table-cell>
          <table:table-cell office:value-type="string">
            <text:p>screen-256color</text:p>
          </table:table-cell>
          <table:table-cell table:number-columns-repeated="1013"/>
        </table:table-row>
        <table:table-row table:style-name="ro1">
          <table:table-cell table:style-name="ce1" office:value-type="string" table:number-columns-spanned="5" table:number-rows-spanned="1">
            <text:p><text:a xlink:href="http://vimdoc.sourceforge.net/htmldoc/term.html">http://vimdoc.sourceforge.net/htmldoc/term.html</text:a>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number-columns-repeated="1019"/>
        </table:table-row>
        <table:table-row table:style-name="ro1">
          <table:table-cell table:style-name="ce3" office:value-type="string">
            <text:p>OUTPUT CODES</text:p>
          </table:table-cell>
          <table:table-cell table:number-columns-repeated="1023"/>
        </table:table-row>
        <table:table-row table:style-name="ro1">
          <table:table-cell table:style-name="ce4"/>
          <table:table-cell table:style-name="ce4" office:value-type="string">
            <text:p>option</text:p>
          </table:table-cell>
          <table:table-cell table:style-name="Default"/>
          <table:table-cell table:style-name="ce4" office:value-type="string">
            <text:p>meaning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AB">t_AB</text:a></text:p>
          </table:table-cell>
          <table:table-cell office:value-type="string">
            <text:p><text:a xlink:href="http://vimdoc.sourceforge.net/htmldoc/term.html#t_AB">t_AB</text:a></text:p>
          </table:table-cell>
          <table:table-cell office:value-type="string">
            <text:p>set background color (ANSI)</text:p>
          </table:table-cell>
          <table:table-cell office:value-type="string">
            <text:p>*t_AB* *'t_AB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AF">t_AF</text:a></text:p>
          </table:table-cell>
          <table:table-cell office:value-type="string">
            <text:p><text:a xlink:href="http://vimdoc.sourceforge.net/htmldoc/term.html#t_AF">t_AF</text:a></text:p>
          </table:table-cell>
          <table:table-cell office:value-type="string">
            <text:p>set foreground color (ANSI)</text:p>
          </table:table-cell>
          <table:table-cell office:value-type="string">
            <text:p>*t_AF* *'t_AF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AL">t_AL</text:a></text:p>
          </table:table-cell>
          <table:table-cell office:value-type="string">
            <text:p><text:a xlink:href="http://vimdoc.sourceforge.net/htmldoc/term.html#t_AL">t_AL</text:a></text:p>
          </table:table-cell>
          <table:table-cell office:value-type="string">
            <text:p>add number of blank lines</text:p>
          </table:table-cell>
          <table:table-cell office:value-type="string">
            <text:p>*t_AL* *'t_AL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al">t_al</text:a></text:p>
          </table:table-cell>
          <table:table-cell office:value-type="string">
            <text:p><text:a xlink:href="http://vimdoc.sourceforge.net/htmldoc/term.html#t_al">t_al</text:a></text:p>
          </table:table-cell>
          <table:table-cell office:value-type="string">
            <text:p>add new blank line</text:p>
          </table:table-cell>
          <table:table-cell office:value-type="string">
            <text:p>*t_al* *'t_al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bc">t_bc</text:a></text:p>
          </table:table-cell>
          <table:table-cell office:value-type="string">
            <text:p><text:a xlink:href="http://vimdoc.sourceforge.net/htmldoc/term.html#t_bc">t_bc</text:a></text:p>
          </table:table-cell>
          <table:table-cell office:value-type="string">
            <text:p>backspace character</text:p>
          </table:table-cell>
          <table:table-cell office:value-type="string">
            <text:p>*t_bc* *'t_bc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cd">t_cd</text:a></text:p>
          </table:table-cell>
          <table:table-cell office:value-type="string">
            <text:p><text:a xlink:href="http://vimdoc.sourceforge.net/htmldoc/term.html#t_cd">t_cd</text:a></text:p>
          </table:table-cell>
          <table:table-cell office:value-type="string">
            <text:p>clear to end of screen</text:p>
          </table:table-cell>
          <table:table-cell office:value-type="string">
            <text:p>*t_cd* *'t_cd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ce">t_ce</text:a></text:p>
          </table:table-cell>
          <table:table-cell office:value-type="string">
            <text:p><text:a xlink:href="http://vimdoc.sourceforge.net/htmldoc/term.html#t_ce">t_ce</text:a></text:p>
          </table:table-cell>
          <table:table-cell office:value-type="string">
            <text:p>clear to end of line</text:p>
          </table:table-cell>
          <table:table-cell office:value-type="string">
            <text:p>*t_ce* *'t_ce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cl">t_cl</text:a></text:p>
          </table:table-cell>
          <table:table-cell office:value-type="string">
            <text:p><text:a xlink:href="http://vimdoc.sourceforge.net/htmldoc/term.html#t_cl">t_cl</text:a></text:p>
          </table:table-cell>
          <table:table-cell office:value-type="string">
            <text:p>clear screen</text:p>
          </table:table-cell>
          <table:table-cell office:value-type="string">
            <text:p>*t_cl* *'t_cl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cm">t_cm</text:a></text:p>
          </table:table-cell>
          <table:table-cell office:value-type="string">
            <text:p><text:a xlink:href="http://vimdoc.sourceforge.net/htmldoc/term.html#t_cm">t_cm</text:a></text:p>
          </table:table-cell>
          <table:table-cell office:value-type="string">
            <text:p>cursor motion (required!)</text:p>
          </table:table-cell>
          <table:table-cell office:value-type="string">
            <text:p>*E437* *t_cm* *'t_cm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Co">t_Co</text:a></text:p>
          </table:table-cell>
          <table:table-cell office:value-type="string">
            <text:p><text:a xlink:href="http://vimdoc.sourceforge.net/htmldoc/term.html#t_Co">t_Co</text:a></text:p>
          </table:table-cell>
          <table:table-cell office:value-type="string">
            <text:p>number of colors</text:p>
          </table:table-cell>
          <table:table-cell office:value-type="string">
            <text:p>*t_Co* *'t_Co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CS">t_CS</text:a></text:p>
          </table:table-cell>
          <table:table-cell office:value-type="string">
            <text:p><text:a xlink:href="http://vimdoc.sourceforge.net/htmldoc/term.html#t_CS">t_CS</text:a></text:p>
          </table:table-cell>
          <table:table-cell office:value-type="string">
            <text:p>if non-empty, cursor relative to scroll region</text:p>
          </table:table-cell>
          <table:table-cell office:value-type="string">
            <text:p>*t_CS* *'t_CS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cs">t_cs</text:a></text:p>
          </table:table-cell>
          <table:table-cell office:value-type="string">
            <text:p><text:a xlink:href="http://vimdoc.sourceforge.net/htmldoc/term.html#t_cs">t_cs</text:a></text:p>
          </table:table-cell>
          <table:table-cell office:value-type="string">
            <text:p>define <text:a xlink:href="http://vimdoc.sourceforge.net/htmldoc/scroll.html#scrolling">scrolling</text:a> region</text:p>
          </table:table-cell>
          <table:table-cell office:value-type="string">
            <text:p>*t_cs* *'t_cs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CV">t_CV</text:a></text:p>
          </table:table-cell>
          <table:table-cell office:value-type="string">
            <text:p><text:a xlink:href="http://vimdoc.sourceforge.net/htmldoc/term.html#t_CV">t_CV</text:a></text:p>
          </table:table-cell>
          <table:table-cell office:value-type="string">
            <text:p>define vertical <text:a xlink:href="http://vimdoc.sourceforge.net/htmldoc/scroll.html#scrolling">scrolling</text:a> region</text:p>
          </table:table-cell>
          <table:table-cell office:value-type="string">
            <text:p>*t_CV* *'t_CV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da">t_da</text:a></text:p>
          </table:table-cell>
          <table:table-cell office:value-type="string">
            <text:p><text:a xlink:href="http://vimdoc.sourceforge.net/htmldoc/term.html#t_da">t_da</text:a></text:p>
          </table:table-cell>
          <table:table-cell office:value-type="string">
            <text:p>if non-empty, lines from above scroll down</text:p>
          </table:table-cell>
          <table:table-cell office:value-type="string">
            <text:p>*t_da* *'t_da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db">t_db</text:a></text:p>
          </table:table-cell>
          <table:table-cell office:value-type="string">
            <text:p><text:a xlink:href="http://vimdoc.sourceforge.net/htmldoc/term.html#t_db">t_db</text:a></text:p>
          </table:table-cell>
          <table:table-cell office:value-type="string">
            <text:p>if non-empty, lines from below scroll up</text:p>
          </table:table-cell>
          <table:table-cell office:value-type="string">
            <text:p>*t_db* *'t_db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DL">t_DL</text:a></text:p>
          </table:table-cell>
          <table:table-cell office:value-type="string">
            <text:p><text:a xlink:href="http://vimdoc.sourceforge.net/htmldoc/term.html#t_DL">t_DL</text:a></text:p>
          </table:table-cell>
          <table:table-cell office:value-type="string">
            <text:p>delete number of lines</text:p>
          </table:table-cell>
          <table:table-cell office:value-type="string">
            <text:p>*t_DL* *'t_DL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dl">t_dl</text:a></text:p>
          </table:table-cell>
          <table:table-cell office:value-type="string">
            <text:p><text:a xlink:href="http://vimdoc.sourceforge.net/htmldoc/term.html#t_dl">t_dl</text:a></text:p>
          </table:table-cell>
          <table:table-cell office:value-type="string">
            <text:p>delete line</text:p>
          </table:table-cell>
          <table:table-cell office:value-type="string">
            <text:p>*t_dl* *'t_dl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fs">t_fs</text:a></text:p>
          </table:table-cell>
          <table:table-cell office:value-type="string">
            <text:p><text:a xlink:href="http://vimdoc.sourceforge.net/htmldoc/term.html#t_fs">t_fs</text:a></text:p>
          </table:table-cell>
          <table:table-cell office:value-type="string">
            <text:p>set <text:a xlink:href="http://vimdoc.sourceforge.net/htmldoc/windows.html#window">window</text:a> title end (from status line)</text:p>
          </table:table-cell>
          <table:table-cell office:value-type="string">
            <text:p>*t_fs* *'t_fs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e">t_ke</text:a></text:p>
          </table:table-cell>
          <table:table-cell office:value-type="string">
            <text:p><text:a xlink:href="http://vimdoc.sourceforge.net/htmldoc/term.html#t_ke">t_ke</text:a></text:p>
          </table:table-cell>
          <table:table-cell office:value-type="string">
            <text:p>exit "keypad transmit" mode</text:p>
          </table:table-cell>
          <table:table-cell office:value-type="string">
            <text:p>*t_ke* *'t_ke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s">t_ks</text:a></text:p>
          </table:table-cell>
          <table:table-cell office:value-type="string">
            <text:p><text:a xlink:href="http://vimdoc.sourceforge.net/htmldoc/term.html#t_ks">t_ks</text:a></text:p>
          </table:table-cell>
          <table:table-cell office:value-type="string">
            <text:p>start "keypad transmit" mode</text:p>
          </table:table-cell>
          <table:table-cell office:value-type="string">
            <text:p>*t_ks* *'t_ks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le">t_le</text:a></text:p>
          </table:table-cell>
          <table:table-cell office:value-type="string">
            <text:p><text:a xlink:href="http://vimdoc.sourceforge.net/htmldoc/term.html#t_le">t_le</text:a></text:p>
          </table:table-cell>
          <table:table-cell office:value-type="string">
            <text:p>move cursor one char left</text:p>
          </table:table-cell>
          <table:table-cell office:value-type="string">
            <text:p>*t_le* *'t_le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mb">t_mb</text:a></text:p>
          </table:table-cell>
          <table:table-cell office:value-type="string">
            <text:p><text:a xlink:href="http://vimdoc.sourceforge.net/htmldoc/term.html#t_mb">t_mb</text:a></text:p>
          </table:table-cell>
          <table:table-cell office:value-type="string">
            <text:p>blinking mode</text:p>
          </table:table-cell>
          <table:table-cell office:value-type="string">
            <text:p>*t_mb* *'t_mb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md">t_md</text:a></text:p>
          </table:table-cell>
          <table:table-cell office:value-type="string">
            <text:p><text:a xlink:href="http://vimdoc.sourceforge.net/htmldoc/term.html#t_md">t_md</text:a></text:p>
          </table:table-cell>
          <table:table-cell office:value-type="string">
            <text:p><text:a xlink:href="http://vimdoc.sourceforge.net/htmldoc/syntax.html#bold">bold</text:a> Mode</text:p>
          </table:table-cell>
          <table:table-cell office:value-type="string">
            <text:p>*t_md* *'t_md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me">t_me</text:a></text:p>
          </table:table-cell>
          <table:table-cell office:value-type="string">
            <text:p><text:a xlink:href="http://vimdoc.sourceforge.net/htmldoc/term.html#t_me">t_me</text:a></text:p>
          </table:table-cell>
          <table:table-cell office:value-type="string">
            <text:p><text:a xlink:href="http://vimdoc.sourceforge.net/htmldoc/intro.html#Normal">Normal</text:a> mode (undoes <text:a xlink:href="http://vimdoc.sourceforge.net/htmldoc/term.html#t_mr">t_mr</text:a>, <text:a xlink:href="http://vimdoc.sourceforge.net/htmldoc/term.html#t_mb">t_mb</text:a>, <text:a xlink:href="http://vimdoc.sourceforge.net/htmldoc/term.html#t_md">t_md</text:a> and color)</text:p>
          </table:table-cell>
          <table:table-cell office:value-type="string">
            <text:p>*t_me* *'t_me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mr">t_mr</text:a></text:p>
          </table:table-cell>
          <table:table-cell office:value-type="string">
            <text:p><text:a xlink:href="http://vimdoc.sourceforge.net/htmldoc/term.html#t_mr">t_mr</text:a></text:p>
          </table:table-cell>
          <table:table-cell office:value-type="string">
            <text:p>reverse (invert) mode</text:p>
          </table:table-cell>
          <table:table-cell office:value-type="string">
            <text:p>*t_mr* *'t_mr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ms">t_ms</text:a></text:p>
          </table:table-cell>
          <table:table-cell office:value-type="string">
            <text:p><text:a xlink:href="http://vimdoc.sourceforge.net/htmldoc/term.html#t_ms">t_ms</text:a></text:p>
          </table:table-cell>
          <table:table-cell office:value-type="string">
            <text:p>if non-empty, cursor can be moved in standout/inverse mode</text:p>
          </table:table-cell>
          <table:table-cell office:value-type="string">
            <text:p>*t_ms* *'t_ms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nd">t_nd</text:a></text:p>
          </table:table-cell>
          <table:table-cell office:value-type="string">
            <text:p><text:a xlink:href="http://vimdoc.sourceforge.net/htmldoc/term.html#t_nd">t_nd</text:a></text:p>
          </table:table-cell>
          <table:table-cell office:value-type="string">
            <text:p>non destructive space character</text:p>
          </table:table-cell>
          <table:table-cell office:value-type="string">
            <text:p>*t_nd* *'t_nd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op">t_op</text:a></text:p>
          </table:table-cell>
          <table:table-cell office:value-type="string">
            <text:p><text:a xlink:href="http://vimdoc.sourceforge.net/htmldoc/term.html#t_op">t_op</text:a></text:p>
          </table:table-cell>
          <table:table-cell office:value-type="string">
            <text:p>reset to original color pair</text:p>
          </table:table-cell>
          <table:table-cell office:value-type="string">
            <text:p>*t_op* *'t_op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RI">t_RI</text:a></text:p>
          </table:table-cell>
          <table:table-cell office:value-type="string">
            <text:p><text:a xlink:href="http://vimdoc.sourceforge.net/htmldoc/term.html#t_RI">t_RI</text:a></text:p>
          </table:table-cell>
          <table:table-cell office:value-type="string">
            <text:p>cursor number of chars right</text:p>
          </table:table-cell>
          <table:table-cell office:value-type="string">
            <text:p>*t_RI* *'t_RI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Sb">t_Sb</text:a></text:p>
          </table:table-cell>
          <table:table-cell office:value-type="string">
            <text:p><text:a xlink:href="http://vimdoc.sourceforge.net/htmldoc/term.html#t_Sb">t_Sb</text:a></text:p>
          </table:table-cell>
          <table:table-cell office:value-type="string">
            <text:p>set background color</text:p>
          </table:table-cell>
          <table:table-cell office:value-type="string">
            <text:p>*t_Sb* *'t_Sb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Sf">t_Sf</text:a></text:p>
          </table:table-cell>
          <table:table-cell office:value-type="string">
            <text:p><text:a xlink:href="http://vimdoc.sourceforge.net/htmldoc/term.html#t_Sf">t_Sf</text:a></text:p>
          </table:table-cell>
          <table:table-cell office:value-type="string">
            <text:p>set foreground color</text:p>
          </table:table-cell>
          <table:table-cell office:value-type="string">
            <text:p>*t_Sf* *'t_Sf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se">t_se</text:a></text:p>
          </table:table-cell>
          <table:table-cell office:value-type="string">
            <text:p><text:a xlink:href="http://vimdoc.sourceforge.net/htmldoc/term.html#t_se">t_se</text:a></text:p>
          </table:table-cell>
          <table:table-cell office:value-type="string">
            <text:p><text:a xlink:href="http://vimdoc.sourceforge.net/htmldoc/syntax.html#standout">standout</text:a> End</text:p>
          </table:table-cell>
          <table:table-cell office:value-type="string">
            <text:p>*t_se* *'t_se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so">t_so</text:a></text:p>
          </table:table-cell>
          <table:table-cell office:value-type="string">
            <text:p><text:a xlink:href="http://vimdoc.sourceforge.net/htmldoc/term.html#t_so">t_so</text:a></text:p>
          </table:table-cell>
          <table:table-cell office:value-type="string">
            <text:p><text:a xlink:href="http://vimdoc.sourceforge.net/htmldoc/syntax.html#standout">standout</text:a> Mode</text:p>
          </table:table-cell>
          <table:table-cell office:value-type="string">
            <text:p>*t_so* *'t_so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sr">t_sr</text:a></text:p>
          </table:table-cell>
          <table:table-cell office:value-type="string">
            <text:p><text:a xlink:href="http://vimdoc.sourceforge.net/htmldoc/term.html#t_sr">t_sr</text:a></text:p>
          </table:table-cell>
          <table:table-cell office:value-type="string">
            <text:p>scroll reverse (backward)</text:p>
          </table:table-cell>
          <table:table-cell office:value-type="string">
            <text:p>*t_sr* *'t_sr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te">t_te</text:a></text:p>
          </table:table-cell>
          <table:table-cell office:value-type="string">
            <text:p><text:a xlink:href="http://vimdoc.sourceforge.net/htmldoc/term.html#t_te">t_te</text:a></text:p>
          </table:table-cell>
          <table:table-cell office:value-type="string">
            <text:p>out of "<text:a xlink:href="http://vimdoc.sourceforge.net/htmldoc/term.html#termcap">termcap</text:a>" mode</text:p>
          </table:table-cell>
          <table:table-cell office:value-type="string">
            <text:p>*t_te* *'t_te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ti">t_ti</text:a></text:p>
          </table:table-cell>
          <table:table-cell office:value-type="string">
            <text:p><text:a xlink:href="http://vimdoc.sourceforge.net/htmldoc/term.html#t_ti">t_ti</text:a></text:p>
          </table:table-cell>
          <table:table-cell office:value-type="string">
            <text:p>put terminal in "<text:a xlink:href="http://vimdoc.sourceforge.net/htmldoc/term.html#termcap">termcap</text:a>" mode</text:p>
          </table:table-cell>
          <table:table-cell office:value-type="string">
            <text:p>*t_ti* *'t_ti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ts">t_ts</text:a></text:p>
          </table:table-cell>
          <table:table-cell office:value-type="string">
            <text:p><text:a xlink:href="http://vimdoc.sourceforge.net/htmldoc/term.html#t_ts">t_ts</text:a></text:p>
          </table:table-cell>
          <table:table-cell office:value-type="string">
            <text:p>set <text:a xlink:href="http://vimdoc.sourceforge.net/htmldoc/windows.html#window">window</text:a> title start (to status line)</text:p>
          </table:table-cell>
          <table:table-cell office:value-type="string">
            <text:p>*t_ts* *'t_ts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ue">t_ue</text:a></text:p>
          </table:table-cell>
          <table:table-cell office:value-type="string">
            <text:p><text:a xlink:href="http://vimdoc.sourceforge.net/htmldoc/term.html#t_ue">t_ue</text:a></text:p>
          </table:table-cell>
          <table:table-cell office:value-type="string">
            <text:p><text:a xlink:href="http://vimdoc.sourceforge.net/htmldoc/syntax.html#underline">underline</text:a> End</text:p>
          </table:table-cell>
          <table:table-cell office:value-type="string">
            <text:p>*t_ue* *'t_ue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us">t_us</text:a></text:p>
          </table:table-cell>
          <table:table-cell office:value-type="string">
            <text:p><text:a xlink:href="http://vimdoc.sourceforge.net/htmldoc/term.html#t_us">t_us</text:a></text:p>
          </table:table-cell>
          <table:table-cell office:value-type="string">
            <text:p><text:a xlink:href="http://vimdoc.sourceforge.net/htmldoc/syntax.html#underline">underline</text:a> Mode</text:p>
          </table:table-cell>
          <table:table-cell office:value-type="string">
            <text:p>*t_us* *'t_us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Ce">t_Ce</text:a></text:p>
          </table:table-cell>
          <table:table-cell office:value-type="string">
            <text:p><text:a xlink:href="http://vimdoc.sourceforge.net/htmldoc/term.html#t_Ce">t_Ce</text:a></text:p>
          </table:table-cell>
          <table:table-cell office:value-type="string">
            <text:p><text:a xlink:href="http://vimdoc.sourceforge.net/htmldoc/syntax.html#undercurl">undercurl</text:a> End</text:p>
          </table:table-cell>
          <table:table-cell office:value-type="string">
            <text:p>*t_Ce* *'t_Ce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Cs">t_Cs</text:a></text:p>
          </table:table-cell>
          <table:table-cell office:value-type="string">
            <text:p><text:a xlink:href="http://vimdoc.sourceforge.net/htmldoc/term.html#t_Cs">t_Cs</text:a></text:p>
          </table:table-cell>
          <table:table-cell office:value-type="string">
            <text:p><text:a xlink:href="http://vimdoc.sourceforge.net/htmldoc/syntax.html#undercurl">undercurl</text:a> Mode</text:p>
          </table:table-cell>
          <table:table-cell office:value-type="string">
            <text:p>*t_Cs* *'t_Cs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ut">t_ut</text:a></text:p>
          </table:table-cell>
          <table:table-cell office:value-type="string">
            <text:p><text:a xlink:href="http://vimdoc.sourceforge.net/htmldoc/term.html#t_ut">t_ut</text:a></text:p>
          </table:table-cell>
          <table:table-cell office:value-type="string">
            <text:p>clearing uses the current background color</text:p>
          </table:table-cell>
          <table:table-cell office:value-type="string">
            <text:p>*t_ut* *'t_ut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vb">t_vb</text:a></text:p>
          </table:table-cell>
          <table:table-cell office:value-type="string">
            <text:p><text:a xlink:href="http://vimdoc.sourceforge.net/htmldoc/term.html#t_vb">t_vb</text:a></text:p>
          </table:table-cell>
          <table:table-cell office:value-type="string">
            <text:p>visual bell</text:p>
          </table:table-cell>
          <table:table-cell office:value-type="string">
            <text:p>*t_vb* *'t_vb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ve">t_ve</text:a></text:p>
          </table:table-cell>
          <table:table-cell office:value-type="string">
            <text:p><text:a xlink:href="http://vimdoc.sourceforge.net/htmldoc/term.html#t_ve">t_ve</text:a></text:p>
          </table:table-cell>
          <table:table-cell office:value-type="string">
            <text:p>cursor visible</text:p>
          </table:table-cell>
          <table:table-cell office:value-type="string">
            <text:p>*t_ve* *'t_ve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vi">t_vi</text:a></text:p>
          </table:table-cell>
          <table:table-cell office:value-type="string">
            <text:p><text:a xlink:href="http://vimdoc.sourceforge.net/htmldoc/term.html#t_vi">t_vi</text:a></text:p>
          </table:table-cell>
          <table:table-cell office:value-type="string">
            <text:p>cursor invisible</text:p>
          </table:table-cell>
          <table:table-cell office:value-type="string">
            <text:p>*t_vi* *'t_vi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vs">t_vs</text:a></text:p>
          </table:table-cell>
          <table:table-cell office:value-type="string">
            <text:p><text:a xlink:href="http://vimdoc.sourceforge.net/htmldoc/term.html#t_vs">t_vs</text:a></text:p>
          </table:table-cell>
          <table:table-cell office:value-type="string">
            <text:p>cursor very visible</text:p>
          </table:table-cell>
          <table:table-cell office:value-type="string">
            <text:p>*t_vs* *'t_vs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xs">t_xs</text:a></text:p>
          </table:table-cell>
          <table:table-cell office:value-type="string">
            <text:p><text:a xlink:href="http://vimdoc.sourceforge.net/htmldoc/term.html#t_xs">t_xs</text:a></text:p>
          </table:table-cell>
          <table:table-cell office:value-type="string">
            <text:p>if non-empty, <text:a xlink:href="http://vimdoc.sourceforge.net/htmldoc/syntax.html#standout">standout</text:a> not erased by overwriting (hpterm)</text:p>
          </table:table-cell>
          <table:table-cell office:value-type="string">
            <text:p>*t_xs* *'t_xs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ZH">t_ZH</text:a></text:p>
          </table:table-cell>
          <table:table-cell office:value-type="string">
            <text:p><text:a xlink:href="http://vimdoc.sourceforge.net/htmldoc/term.html#t_ZH">t_ZH</text:a></text:p>
          </table:table-cell>
          <table:table-cell office:value-type="string">
            <text:p>italics mode</text:p>
          </table:table-cell>
          <table:table-cell office:value-type="string">
            <text:p>*t_ZH* *'t_ZH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ZR">t_ZR</text:a></text:p>
          </table:table-cell>
          <table:table-cell office:value-type="string">
            <text:p><text:a xlink:href="http://vimdoc.sourceforge.net/htmldoc/term.html#t_ZR">t_ZR</text:a></text:p>
          </table:table-cell>
          <table:table-cell office:value-type="string">
            <text:p>italics end</text:p>
          </table:table-cell>
          <table:table-cell office:value-type="string">
            <text:p>*t_ZR* *'t_ZR'*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dded by Vim (there are no standard codes for these):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IS">t_IS</text:a></text:p>
          </table:table-cell>
          <table:table-cell office:value-type="string">
            <text:p><text:a xlink:href="http://vimdoc.sourceforge.net/htmldoc/term.html#t_IS">t_IS</text:a></text:p>
          </table:table-cell>
          <table:table-cell office:value-type="string">
            <text:p>set icon text start</text:p>
          </table:table-cell>
          <table:table-cell office:value-type="string">
            <text:p>*t_IS* *'t_IS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IE">t_IE</text:a></text:p>
          </table:table-cell>
          <table:table-cell office:value-type="string">
            <text:p><text:a xlink:href="http://vimdoc.sourceforge.net/htmldoc/term.html#t_IE">t_IE</text:a></text:p>
          </table:table-cell>
          <table:table-cell office:value-type="string">
            <text:p>set icon text end</text:p>
          </table:table-cell>
          <table:table-cell office:value-type="string">
            <text:p>*t_IE* *'t_IE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WP">t_WP</text:a></text:p>
          </table:table-cell>
          <table:table-cell office:value-type="string">
            <text:p><text:a xlink:href="http://vimdoc.sourceforge.net/htmldoc/term.html#t_WP">t_WP</text:a></text:p>
          </table:table-cell>
          <table:table-cell office:value-type="string">
            <text:p>set <text:a xlink:href="http://vimdoc.sourceforge.net/htmldoc/windows.html#window">window</text:a> position (Y, X) in pixels</text:p>
          </table:table-cell>
          <table:table-cell office:value-type="string">
            <text:p>*t_WP* *'t_WP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WS">t_WS</text:a></text:p>
          </table:table-cell>
          <table:table-cell office:value-type="string">
            <text:p><text:a xlink:href="http://vimdoc.sourceforge.net/htmldoc/term.html#t_WS">t_WS</text:a></text:p>
          </table:table-cell>
          <table:table-cell office:value-type="string">
            <text:p>set <text:a xlink:href="http://vimdoc.sourceforge.net/htmldoc/windows.html#window">window</text:a> size (height, width) in characters</text:p>
          </table:table-cell>
          <table:table-cell office:value-type="string">
            <text:p>*t_WS* *'t_WS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SI">t_SI</text:a></text:p>
          </table:table-cell>
          <table:table-cell office:value-type="string">
            <text:p><text:a xlink:href="http://vimdoc.sourceforge.net/htmldoc/term.html#t_SI">t_SI</text:a></text:p>
          </table:table-cell>
          <table:table-cell office:value-type="string">
            <text:p>start insert mode (bar cursor shape)</text:p>
          </table:table-cell>
          <table:table-cell office:value-type="string">
            <text:p>*t_SI* *'t_SI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EI">t_EI</text:a></text:p>
          </table:table-cell>
          <table:table-cell office:value-type="string">
            <text:p><text:a xlink:href="http://vimdoc.sourceforge.net/htmldoc/term.html#t_EI">t_EI</text:a></text:p>
          </table:table-cell>
          <table:table-cell office:value-type="string">
            <text:p>end insert mode (block cursor shape) |<text:a xlink:href="http://vimdoc.sourceforge.net/htmldoc/term.html#termcap-cursor-shape">termcap-cursor-shape</text:a>|</text:p>
          </table:table-cell>
          <table:table-cell office:value-type="string">
            <text:p>*t_EI* *'t_EI'*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<text:a xlink:href="http://vimdoc.sourceforge.net/htmldoc/term.html#t_RV">t_RV</text:a></text:p>
          </table:table-cell>
          <table:table-cell office:value-type="string">
            <text:p><text:a xlink:href="http://vimdoc.sourceforge.net/htmldoc/term.html#t_RV">t_RV</text:a></text:p>
          </table:table-cell>
          <table:table-cell office:value-type="string">
            <text:p>request terminal version string (for xterm) |<text:a xlink:href="http://vimdoc.sourceforge.net/htmldoc/term.html#xterm-8bit">xterm-8bit</text:a>| |<text:a xlink:href="http://vimdoc.sourceforge.net/htmldoc/eval.html#v:termresponse">v:termresponse</text:a>| |<text:a xlink:href="http://vimdoc.sourceforge.net/htmldoc/options.html#%27ttymouse%27">'ttymouse'</text:a>| |<text:a xlink:href="http://vimdoc.sourceforge.net/htmldoc/term.html#xterm-codes">xterm-codes</text:a>|</text:p>
          </table:table-cell>
          <table:table-cell office:value-type="string">
            <text:p>*t_RV* *'t_RV'*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KEY CODES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Note: Use the <text:a xlink:href="http://vimdoc.sourceforge.net/htmldoc/intro.html#%3C%3E">&lt;&gt;</text:a> form if possible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4"/>
          <table:table-cell table:style-name="ce4" office:value-type="string">
            <text:p>option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meaning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u">t_ku</text:a></text:p>
          </table:table-cell>
          <table:table-cell office:value-type="string">
            <text:p><text:a xlink:href="http://vimdoc.sourceforge.net/htmldoc/motion.html#%3CUp%3E">&lt;Up&gt;</text:a></text:p>
          </table:table-cell>
          <table:table-cell office:value-type="string">
            <text:p>arrow up</text:p>
          </table:table-cell>
          <table:table-cell office:value-type="string">
            <text:p>*t_ku* *'t_ku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d">t_kd</text:a></text:p>
          </table:table-cell>
          <table:table-cell office:value-type="string">
            <text:p><text:a xlink:href="http://vimdoc.sourceforge.net/htmldoc/motion.html#%3CDown%3E">&lt;Down&gt;</text:a></text:p>
          </table:table-cell>
          <table:table-cell office:value-type="string">
            <text:p>arrow down</text:p>
          </table:table-cell>
          <table:table-cell office:value-type="string">
            <text:p>*t_kd* *'t_kd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r">t_kr</text:a></text:p>
          </table:table-cell>
          <table:table-cell office:value-type="string">
            <text:p><text:a xlink:href="http://vimdoc.sourceforge.net/htmldoc/motion.html#%3CRight%3E">&lt;Right&gt;</text:a></text:p>
          </table:table-cell>
          <table:table-cell office:value-type="string">
            <text:p>arrow right</text:p>
          </table:table-cell>
          <table:table-cell office:value-type="string">
            <text:p>*t_kr* *'t_kr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l">t_kl</text:a></text:p>
          </table:table-cell>
          <table:table-cell office:value-type="string">
            <text:p><text:a xlink:href="http://vimdoc.sourceforge.net/htmldoc/motion.html#%3CLeft%3E">&lt;Left&gt;</text:a></text:p>
          </table:table-cell>
          <table:table-cell office:value-type="string">
            <text:p>arrow left</text:p>
          </table:table-cell>
          <table:table-cell office:value-type="string">
            <text:p>*t_kl* *'t_kl'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xUp%3E">&lt;xUp&gt;</text:a></text:p>
          </table:table-cell>
          <table:table-cell office:value-type="string">
            <text:p>alternate arrow up</text:p>
          </table:table-cell>
          <table:table-cell office:value-type="string">
            <text:p>*&lt;xUp&gt;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xDown%3E">&lt;xDown&gt;</text:a></text:p>
          </table:table-cell>
          <table:table-cell office:value-type="string">
            <text:p>alternate arrow down</text:p>
          </table:table-cell>
          <table:table-cell office:value-type="string">
            <text:p>*&lt;xDown&gt;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xRight%3E">&lt;xRight&gt;</text:a></text:p>
          </table:table-cell>
          <table:table-cell office:value-type="string">
            <text:p>alternate arrow right</text:p>
          </table:table-cell>
          <table:table-cell office:value-type="string">
            <text:p>*&lt;xRight&gt;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xLeft%3E">&lt;xLeft&gt;</text:a></text:p>
          </table:table-cell>
          <table:table-cell office:value-type="string">
            <text:p>alternate arrow left</text:p>
          </table:table-cell>
          <table:table-cell office:value-type="string">
            <text:p>*&lt;xLeft&gt;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scroll.html#%3CS-Up%3E">&lt;S-Up&gt;</text:a></text:p>
          </table:table-cell>
          <table:table-cell office:value-type="string">
            <text:p><text:a xlink:href="http://vimdoc.sourceforge.net/htmldoc/intro.html#shift">shift</text:a> arrow up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scroll.html#%3CS-Down%3E">&lt;S-Down&gt;</text:a></text:p>
          </table:table-cell>
          <table:table-cell office:value-type="string">
            <text:p><text:a xlink:href="http://vimdoc.sourceforge.net/htmldoc/intro.html#shift">shift</text:a> arrow dow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<text:a xlink:href="http://vimdoc.sourceforge.net/htmldoc/term.html#t_%25i">t_%i</text:a></text:p>
          </table:table-cell>
          <table:table-cell office:value-type="string">
            <text:p><text:a xlink:href="http://vimdoc.sourceforge.net/htmldoc/motion.html#%3CS-Right%3E">&lt;S-Right&gt;</text:a></text:p>
          </table:table-cell>
          <table:table-cell office:value-type="string">
            <text:p><text:a xlink:href="http://vimdoc.sourceforge.net/htmldoc/intro.html#shift">shift</text:a> arrow right</text:p>
          </table:table-cell>
          <table:table-cell office:value-type="string">
            <text:p>*t_%i* *'t_%i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%234">t_#4</text:a></text:p>
          </table:table-cell>
          <table:table-cell office:value-type="string">
            <text:p><text:a xlink:href="http://vimdoc.sourceforge.net/htmldoc/motion.html#%3CS-Left%3E">&lt;S-Left&gt;</text:a></text:p>
          </table:table-cell>
          <table:table-cell office:value-type="string">
            <text:p><text:a xlink:href="http://vimdoc.sourceforge.net/htmldoc/intro.html#shift">shift</text:a> arrow left</text:p>
          </table:table-cell>
          <table:table-cell office:value-type="string">
            <text:p>*t_#4* *'t_#4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1">t_k1</text:a></text:p>
          </table:table-cell>
          <table:table-cell office:value-type="string">
            <text:p><text:a xlink:href="http://vimdoc.sourceforge.net/htmldoc/helphelp.html#%3CF1%3E">&lt;F1&gt;</text:a></text:p>
          </table:table-cell>
          <table:table-cell office:value-type="string">
            <text:p>function key 1</text:p>
          </table:table-cell>
          <table:table-cell office:value-type="string">
            <text:p>*t_k1* *'t_k1'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xF1%3E">&lt;xF1&gt;</text:a></text:p>
          </table:table-cell>
          <table:table-cell office:value-type="string">
            <text:p>alternate F1</text:p>
          </table:table-cell>
          <table:table-cell office:value-type="string">
            <text:p>*&lt;xF1&gt;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2">t_k2</text:a></text:p>
          </table:table-cell>
          <table:table-cell office:value-type="string">
            <text:p><text:a xlink:href="http://vimdoc.sourceforge.net/htmldoc/term.html#%3CF2%3E">&lt;F2&gt;</text:a></text:p>
          </table:table-cell>
          <table:table-cell office:value-type="string">
            <text:p>function key 2</text:p>
          </table:table-cell>
          <table:table-cell office:value-type="string">
            <text:p>*&lt;F2&gt;* <text:s/>*t_k2* *'t_k2'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xF2%3E">&lt;xF2&gt;</text:a></text:p>
          </table:table-cell>
          <table:table-cell office:value-type="string">
            <text:p>alternate F2</text:p>
          </table:table-cell>
          <table:table-cell office:value-type="string">
            <text:p>*&lt;xF2&gt;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3">t_k3</text:a></text:p>
          </table:table-cell>
          <table:table-cell office:value-type="string">
            <text:p><text:a xlink:href="http://vimdoc.sourceforge.net/htmldoc/term.html#%3CF3%3E">&lt;F3&gt;</text:a></text:p>
          </table:table-cell>
          <table:table-cell office:value-type="string">
            <text:p>function key 3</text:p>
          </table:table-cell>
          <table:table-cell office:value-type="string">
            <text:p>*&lt;F3&gt;* <text:s/>*t_k3* *'t_k3'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xF3%3E">&lt;xF3&gt;</text:a></text:p>
          </table:table-cell>
          <table:table-cell office:value-type="string">
            <text:p>alternate F3</text:p>
          </table:table-cell>
          <table:table-cell office:value-type="string">
            <text:p>*&lt;xF3&gt;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4">t_k4</text:a></text:p>
          </table:table-cell>
          <table:table-cell office:value-type="string">
            <text:p><text:a xlink:href="http://vimdoc.sourceforge.net/htmldoc/term.html#%3CF4%3E">&lt;F4&gt;</text:a></text:p>
          </table:table-cell>
          <table:table-cell office:value-type="string">
            <text:p>function key 4</text:p>
          </table:table-cell>
          <table:table-cell office:value-type="string">
            <text:p>*&lt;F4&gt;* <text:s/>*t_k4* *'t_k4'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xF4%3E">&lt;xF4&gt;</text:a></text:p>
          </table:table-cell>
          <table:table-cell office:value-type="string">
            <text:p>alternate F4</text:p>
          </table:table-cell>
          <table:table-cell office:value-type="string">
            <text:p>*&lt;xF4&gt;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5">t_k5</text:a></text:p>
          </table:table-cell>
          <table:table-cell office:value-type="string">
            <text:p><text:a xlink:href="http://vimdoc.sourceforge.net/htmldoc/term.html#%3CF5%3E">&lt;F5&gt;</text:a></text:p>
          </table:table-cell>
          <table:table-cell office:value-type="string">
            <text:p>function key 5</text:p>
          </table:table-cell>
          <table:table-cell office:value-type="string">
            <text:p>*&lt;F5&gt;* <text:s/>*t_k5* *'t_k5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6">t_k6</text:a></text:p>
          </table:table-cell>
          <table:table-cell office:value-type="string">
            <text:p><text:a xlink:href="http://vimdoc.sourceforge.net/htmldoc/term.html#%3CF6%3E">&lt;F6&gt;</text:a></text:p>
          </table:table-cell>
          <table:table-cell office:value-type="string">
            <text:p>function key 6</text:p>
          </table:table-cell>
          <table:table-cell office:value-type="string">
            <text:p>*&lt;F6&gt;* <text:s/>*t_k6* *'t_k6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7">t_k7</text:a></text:p>
          </table:table-cell>
          <table:table-cell office:value-type="string">
            <text:p><text:a xlink:href="http://vimdoc.sourceforge.net/htmldoc/term.html#%3CF7%3E">&lt;F7&gt;</text:a></text:p>
          </table:table-cell>
          <table:table-cell office:value-type="string">
            <text:p>function key 7</text:p>
          </table:table-cell>
          <table:table-cell office:value-type="string">
            <text:p>*&lt;F7&gt;* <text:s/>*t_k7* *'t_k7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8">t_k8</text:a></text:p>
          </table:table-cell>
          <table:table-cell office:value-type="string">
            <text:p><text:a xlink:href="http://vimdoc.sourceforge.net/htmldoc/term.html#%3CF8%3E">&lt;F8&gt;</text:a></text:p>
          </table:table-cell>
          <table:table-cell office:value-type="string">
            <text:p>function key 8</text:p>
          </table:table-cell>
          <table:table-cell office:value-type="string">
            <text:p>*&lt;F8&gt;* <text:s/>*t_k8* *'t_k8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9">t_k9</text:a></text:p>
          </table:table-cell>
          <table:table-cell office:value-type="string">
            <text:p><text:a xlink:href="http://vimdoc.sourceforge.net/htmldoc/term.html#%3CF9%3E">&lt;F9&gt;</text:a></text:p>
          </table:table-cell>
          <table:table-cell office:value-type="string">
            <text:p>function key 9</text:p>
          </table:table-cell>
          <table:table-cell office:value-type="string">
            <text:p>*&lt;F9&gt;* <text:s/>*t_k9* *'t_k9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;">t_k;</text:a></text:p>
          </table:table-cell>
          <table:table-cell office:value-type="string">
            <text:p><text:a xlink:href="http://vimdoc.sourceforge.net/htmldoc/term.html#%3CF10%3E">&lt;F10&gt;</text:a></text:p>
          </table:table-cell>
          <table:table-cell office:value-type="string">
            <text:p>function key 10</text:p>
          </table:table-cell>
          <table:table-cell office:value-type="string">
            <text:p>*&lt;F10&gt;* *t_k;* *'t_k;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F1">t_F1</text:a></text:p>
          </table:table-cell>
          <table:table-cell office:value-type="string">
            <text:p><text:a xlink:href="http://vimdoc.sourceforge.net/htmldoc/term.html#%3CF11%3E">&lt;F11&gt;</text:a></text:p>
          </table:table-cell>
          <table:table-cell office:value-type="string">
            <text:p>function key 11</text:p>
          </table:table-cell>
          <table:table-cell office:value-type="string">
            <text:p>*&lt;F11&gt;* *t_F1* *'t_F1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F2">t_F2</text:a></text:p>
          </table:table-cell>
          <table:table-cell office:value-type="string">
            <text:p><text:a xlink:href="http://vimdoc.sourceforge.net/htmldoc/term.html#%3CF12%3E">&lt;F12&gt;</text:a></text:p>
          </table:table-cell>
          <table:table-cell office:value-type="string">
            <text:p>function key 12</text:p>
          </table:table-cell>
          <table:table-cell office:value-type="string">
            <text:p>*&lt;F12&gt;* *t_F2* *'t_F2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F3">t_F3</text:a></text:p>
          </table:table-cell>
          <table:table-cell office:value-type="string">
            <text:p><text:a xlink:href="http://vimdoc.sourceforge.net/htmldoc/term.html#%3CF13%3E">&lt;F13&gt;</text:a></text:p>
          </table:table-cell>
          <table:table-cell office:value-type="string">
            <text:p>function key 13</text:p>
          </table:table-cell>
          <table:table-cell office:value-type="string">
            <text:p>*&lt;F13&gt;* *t_F3* *'t_F3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F4">t_F4</text:a></text:p>
          </table:table-cell>
          <table:table-cell office:value-type="string">
            <text:p><text:a xlink:href="http://vimdoc.sourceforge.net/htmldoc/term.html#%3CF14%3E">&lt;F14&gt;</text:a></text:p>
          </table:table-cell>
          <table:table-cell office:value-type="string">
            <text:p>function key 14</text:p>
          </table:table-cell>
          <table:table-cell office:value-type="string">
            <text:p>*&lt;F14&gt;* *t_F4* *'t_F4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F5">t_F5</text:a></text:p>
          </table:table-cell>
          <table:table-cell office:value-type="string">
            <text:p><text:a xlink:href="http://vimdoc.sourceforge.net/htmldoc/term.html#%3CF15%3E">&lt;F15&gt;</text:a></text:p>
          </table:table-cell>
          <table:table-cell office:value-type="string">
            <text:p>function key 15</text:p>
          </table:table-cell>
          <table:table-cell office:value-type="string">
            <text:p>*&lt;F15&gt;* *t_F5* *'t_F5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F6">t_F6</text:a></text:p>
          </table:table-cell>
          <table:table-cell office:value-type="string">
            <text:p><text:a xlink:href="http://vimdoc.sourceforge.net/htmldoc/term.html#%3CF16%3E">&lt;F16&gt;</text:a></text:p>
          </table:table-cell>
          <table:table-cell office:value-type="string">
            <text:p>function key 16</text:p>
          </table:table-cell>
          <table:table-cell office:value-type="string">
            <text:p>*&lt;F16&gt;* *t_F6* *'t_F6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F7">t_F7</text:a></text:p>
          </table:table-cell>
          <table:table-cell office:value-type="string">
            <text:p><text:a xlink:href="http://vimdoc.sourceforge.net/htmldoc/term.html#%3CF17%3E">&lt;F17&gt;</text:a></text:p>
          </table:table-cell>
          <table:table-cell office:value-type="string">
            <text:p>function key 17</text:p>
          </table:table-cell>
          <table:table-cell office:value-type="string">
            <text:p>*&lt;F17&gt;* *t_F7* *'t_F7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F8">t_F8</text:a></text:p>
          </table:table-cell>
          <table:table-cell office:value-type="string">
            <text:p><text:a xlink:href="http://vimdoc.sourceforge.net/htmldoc/term.html#%3CF18%3E">&lt;F18&gt;</text:a></text:p>
          </table:table-cell>
          <table:table-cell office:value-type="string">
            <text:p>function key 18</text:p>
          </table:table-cell>
          <table:table-cell office:value-type="string">
            <text:p>*&lt;F18&gt;* *t_F8* *'t_F8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F9">t_F9</text:a></text:p>
          </table:table-cell>
          <table:table-cell office:value-type="string">
            <text:p><text:a xlink:href="http://vimdoc.sourceforge.net/htmldoc/term.html#%3CF19%3E">&lt;F19&gt;</text:a></text:p>
          </table:table-cell>
          <table:table-cell office:value-type="string">
            <text:p>function key 19</text:p>
          </table:table-cell>
          <table:table-cell office:value-type="string">
            <text:p>*&lt;F19&gt;* *t_F9* *'t_F9'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intro.html#%3CS-F1%3E">&lt;S-F1&gt;</text:a></text:p>
          </table:table-cell>
          <table:table-cell office:value-type="string">
            <text:p>shifted function key 1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S-xF1%3E">&lt;S-xF1&gt;</text:a></text:p>
          </table:table-cell>
          <table:table-cell office:value-type="string">
            <text:p>alternate <text:a xlink:href="http://vimdoc.sourceforge.net/htmldoc/intro.html#%3CS-F1%3E">&lt;S-F1&gt;</text:a></text:p>
          </table:table-cell>
          <table:table-cell office:value-type="string">
            <text:p>*&lt;S-xF1&gt;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S-F2%3E">&lt;S-F2&gt;</text:a></text:p>
          </table:table-cell>
          <table:table-cell office:value-type="string">
            <text:p>shifted function key 2</text:p>
          </table:table-cell>
          <table:table-cell office:value-type="string">
            <text:p>*&lt;S-F2&gt;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S-xF2%3E">&lt;S-xF2&gt;</text:a></text:p>
          </table:table-cell>
          <table:table-cell office:value-type="string">
            <text:p>alternate <text:a xlink:href="http://vimdoc.sourceforge.net/htmldoc/term.html#%3CS-F2%3E">&lt;S-F2&gt;</text:a></text:p>
          </table:table-cell>
          <table:table-cell office:value-type="string">
            <text:p>*&lt;S-xF2&gt;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S-F3%3E">&lt;S-F3&gt;</text:a></text:p>
          </table:table-cell>
          <table:table-cell office:value-type="string">
            <text:p>shifted function key 3</text:p>
          </table:table-cell>
          <table:table-cell office:value-type="string">
            <text:p>*&lt;S-F3&gt;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S-xF3%3E">&lt;S-xF3&gt;</text:a></text:p>
          </table:table-cell>
          <table:table-cell office:value-type="string">
            <text:p>alternate <text:a xlink:href="http://vimdoc.sourceforge.net/htmldoc/term.html#%3CS-F3%3E">&lt;S-F3&gt;</text:a></text:p>
          </table:table-cell>
          <table:table-cell office:value-type="string">
            <text:p>*&lt;S-xF3&gt;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S-F4%3E">&lt;S-F4&gt;</text:a></text:p>
          </table:table-cell>
          <table:table-cell office:value-type="string">
            <text:p>shifted function key 4</text:p>
          </table:table-cell>
          <table:table-cell office:value-type="string">
            <text:p>*&lt;S-F4&gt;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S-xF4%3E">&lt;S-xF4&gt;</text:a></text:p>
          </table:table-cell>
          <table:table-cell office:value-type="string">
            <text:p>alternate <text:a xlink:href="http://vimdoc.sourceforge.net/htmldoc/term.html#%3CS-F4%3E">&lt;S-F4&gt;</text:a></text:p>
          </table:table-cell>
          <table:table-cell office:value-type="string">
            <text:p>*&lt;S-xF4&gt;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S-F5%3E">&lt;S-F5&gt;</text:a></text:p>
          </table:table-cell>
          <table:table-cell office:value-type="string">
            <text:p>shifted function key 5</text:p>
          </table:table-cell>
          <table:table-cell office:value-type="string">
            <text:p>*&lt;S-F5&gt;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S-F6%3E">&lt;S-F6&gt;</text:a></text:p>
          </table:table-cell>
          <table:table-cell office:value-type="string">
            <text:p>shifted function key 6</text:p>
          </table:table-cell>
          <table:table-cell office:value-type="string">
            <text:p>*&lt;S-F6&gt;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S-F7%3E">&lt;S-F7&gt;</text:a></text:p>
          </table:table-cell>
          <table:table-cell office:value-type="string">
            <text:p>shifted function key 7</text:p>
          </table:table-cell>
          <table:table-cell office:value-type="string">
            <text:p>*&lt;S-F7&gt;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S-F8%3E">&lt;S-F8&gt;</text:a></text:p>
          </table:table-cell>
          <table:table-cell office:value-type="string">
            <text:p>shifted function key 8</text:p>
          </table:table-cell>
          <table:table-cell office:value-type="string">
            <text:p>*&lt;S-F8&gt;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S-F9%3E">&lt;S-F9&gt;</text:a></text:p>
          </table:table-cell>
          <table:table-cell office:value-type="string">
            <text:p>shifted function key 9</text:p>
          </table:table-cell>
          <table:table-cell office:value-type="string">
            <text:p>*&lt;S-F9&gt;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S-F10%3E">&lt;S-F10&gt;</text:a></text:p>
          </table:table-cell>
          <table:table-cell office:value-type="string">
            <text:p>shifted function key 10</text:p>
          </table:table-cell>
          <table:table-cell office:value-type="string">
            <text:p>*&lt;S-F10&gt;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S-F11%3E">&lt;S-F11&gt;</text:a></text:p>
          </table:table-cell>
          <table:table-cell office:value-type="string">
            <text:p>shifted function key 11</text:p>
          </table:table-cell>
          <table:table-cell office:value-type="string">
            <text:p>*&lt;S-F11&gt;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S-F12%3E">&lt;S-F12&gt;</text:a></text:p>
          </table:table-cell>
          <table:table-cell office:value-type="string">
            <text:p>shifted function key 12</text:p>
          </table:table-cell>
          <table:table-cell office:value-type="string">
            <text:p>*&lt;S-F12&gt;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%251">t_%1</text:a></text:p>
          </table:table-cell>
          <table:table-cell office:value-type="string">
            <text:p><text:a xlink:href="http://vimdoc.sourceforge.net/htmldoc/helphelp.html#%3CHelp%3E">&lt;Help&gt;</text:a></text:p>
          </table:table-cell>
          <table:table-cell office:value-type="string">
            <text:p>help key</text:p>
          </table:table-cell>
          <table:table-cell office:value-type="string">
            <text:p>*t_%1* *'t_%1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&amp;8">t_&amp;8</text:a></text:p>
          </table:table-cell>
          <table:table-cell office:value-type="string">
            <text:p><text:a xlink:href="http://vimdoc.sourceforge.net/htmldoc/undo.html#%3CUndo%3E">&lt;Undo&gt;</text:a></text:p>
          </table:table-cell>
          <table:table-cell office:value-type="string">
            <text:p><text:a xlink:href="http://vimdoc.sourceforge.net/htmldoc/undo.html#undo">undo</text:a> Key</text:p>
          </table:table-cell>
          <table:table-cell office:value-type="string">
            <text:p>*t_&amp;8* *'t_&amp;8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I">t_kI</text:a></text:p>
          </table:table-cell>
          <table:table-cell office:value-type="string">
            <text:p><text:a xlink:href="http://vimdoc.sourceforge.net/htmldoc/insert.html#%3CInsert%3E">&lt;Insert&gt;</text:a></text:p>
          </table:table-cell>
          <table:table-cell office:value-type="string">
            <text:p>insert key</text:p>
          </table:table-cell>
          <table:table-cell office:value-type="string">
            <text:p>*t_kI* *'t_kI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D">t_kD</text:a></text:p>
          </table:table-cell>
          <table:table-cell office:value-type="string">
            <text:p><text:a xlink:href="http://vimdoc.sourceforge.net/htmldoc/change.html#%3CDel%3E">&lt;Del&gt;</text:a></text:p>
          </table:table-cell>
          <table:table-cell office:value-type="string">
            <text:p>delete key</text:p>
          </table:table-cell>
          <table:table-cell office:value-type="string">
            <text:p>*t_kD* *'t_kD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b">t_kb</text:a></text:p>
          </table:table-cell>
          <table:table-cell office:value-type="string">
            <text:p><text:a xlink:href="http://vimdoc.sourceforge.net/htmldoc/motion.html#%3CBS%3E">&lt;BS&gt;</text:a></text:p>
          </table:table-cell>
          <table:table-cell office:value-type="string">
            <text:p>backspace key</text:p>
          </table:table-cell>
          <table:table-cell office:value-type="string">
            <text:p>*t_kb* *'t_kb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B">t_kB</text:a></text:p>
          </table:table-cell>
          <table:table-cell office:value-type="string">
            <text:p><text:a xlink:href="http://vimdoc.sourceforge.net/htmldoc/term.html#%3CS-Tab%3E">&lt;S-Tab&gt;</text:a></text:p>
          </table:table-cell>
          <table:table-cell office:value-type="string">
            <text:p>back-tab (shift-tab)</text:p>
          </table:table-cell>
          <table:table-cell office:value-type="string">
            <text:p>*&lt;S-Tab&gt;* *t_kB* *'t_kB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h">t_kh</text:a></text:p>
          </table:table-cell>
          <table:table-cell office:value-type="string">
            <text:p><text:a xlink:href="http://vimdoc.sourceforge.net/htmldoc/motion.html#%3CHome%3E">&lt;Home&gt;</text:a></text:p>
          </table:table-cell>
          <table:table-cell office:value-type="string">
            <text:p>home key</text:p>
          </table:table-cell>
          <table:table-cell office:value-type="string">
            <text:p>*t_kh* *'t_kh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%232">t_#2</text:a></text:p>
          </table:table-cell>
          <table:table-cell office:value-type="string">
            <text:p><text:a xlink:href="http://vimdoc.sourceforge.net/htmldoc/term.html#%3CS-Home%3E">&lt;S-Home&gt;</text:a></text:p>
          </table:table-cell>
          <table:table-cell office:value-type="string">
            <text:p>shifted home key</text:p>
          </table:table-cell>
          <table:table-cell office:value-type="string">
            <text:p>*&lt;S-Home&gt;* *t_#2* *'t_#2'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xHome%3E">&lt;xHome&gt;</text:a></text:p>
          </table:table-cell>
          <table:table-cell office:value-type="string">
            <text:p>alternate home key</text:p>
          </table:table-cell>
          <table:table-cell office:value-type="string">
            <text:p>*&lt;xHome&gt;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@7">t_@7</text:a></text:p>
          </table:table-cell>
          <table:table-cell office:value-type="string">
            <text:p><text:a xlink:href="http://vimdoc.sourceforge.net/htmldoc/motion.html#%3CEnd%3E">&lt;End&gt;</text:a></text:p>
          </table:table-cell>
          <table:table-cell office:value-type="string">
            <text:p>end key</text:p>
          </table:table-cell>
          <table:table-cell office:value-type="string">
            <text:p>*t_@7* *'t_@7'*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T_*7</text:p>
          </table:table-cell>
          <table:table-cell office:value-type="string">
            <text:p><text:a xlink:href="http://vimdoc.sourceforge.net/htmldoc/term.html#%3CS-End%3E">&lt;S-End&gt;</text:a></text:p>
          </table:table-cell>
          <table:table-cell office:value-type="string">
            <text:p>shifted end key</text:p>
          </table:table-cell>
          <table:table-cell office:value-type="string">
            <text:p>*&lt;S-End&gt;* *t_star7* *'t_star7'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xEnd%3E">&lt;xEnd&gt;</text:a></text:p>
          </table:table-cell>
          <table:table-cell office:value-type="string">
            <text:p>alternate end key</text:p>
          </table:table-cell>
          <table:table-cell office:value-type="string">
            <text:p>*&lt;xEnd&gt;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P">t_kP</text:a> <text:s text:c="3"/></text:p>
          </table:table-cell>
          <table:table-cell office:value-type="string">
            <text:p><text:a xlink:href="http://vimdoc.sourceforge.net/htmldoc/scroll.html#%3CPageUp%3E">&lt;PageUp&gt;</text:a></text:p>
          </table:table-cell>
          <table:table-cell office:value-type="string">
            <text:p><text:a xlink:href="http://vimdoc.sourceforge.net/htmldoc/intro.html#page-up">page-up</text:a> Key</text:p>
          </table:table-cell>
          <table:table-cell office:value-type="string">
            <text:p>*t_kP* *'t_kP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N">t_kN</text:a></text:p>
          </table:table-cell>
          <table:table-cell office:value-type="string">
            <text:p><text:a xlink:href="http://vimdoc.sourceforge.net/htmldoc/scroll.html#%3CPageDown%3E">&lt;PageDown&gt;</text:a></text:p>
          </table:table-cell>
          <table:table-cell office:value-type="string">
            <text:p><text:a xlink:href="http://vimdoc.sourceforge.net/htmldoc/intro.html#page-down">page-down</text:a> Key</text:p>
          </table:table-cell>
          <table:table-cell office:value-type="string">
            <text:p>*t_kN* *'t_kN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1">t_K1</text:a></text:p>
          </table:table-cell>
          <table:table-cell office:value-type="string">
            <text:p><text:a xlink:href="http://vimdoc.sourceforge.net/htmldoc/motion.html#%3CkHome%3E">&lt;kHome&gt;</text:a></text:p>
          </table:table-cell>
          <table:table-cell office:value-type="string">
            <text:p><text:s/>keypad home key</text:p>
          </table:table-cell>
          <table:table-cell office:value-type="string">
            <text:p>*t_K1* *'t_K1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4">t_K4</text:a></text:p>
          </table:table-cell>
          <table:table-cell office:value-type="string">
            <text:p><text:a xlink:href="http://vimdoc.sourceforge.net/htmldoc/motion.html#%3CkEnd%3E">&lt;kEnd&gt;</text:a></text:p>
          </table:table-cell>
          <table:table-cell office:value-type="string">
            <text:p>keypad end key</text:p>
          </table:table-cell>
          <table:table-cell office:value-type="string">
            <text:p>*t_K4* *'t_K4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3">t_K3</text:a></text:p>
          </table:table-cell>
          <table:table-cell office:value-type="string">
            <text:p><text:a xlink:href="http://vimdoc.sourceforge.net/htmldoc/scroll.html#%3CkPageUp%3E">&lt;kPageUp&gt;</text:a></text:p>
          </table:table-cell>
          <table:table-cell office:value-type="string">
            <text:p>keypad <text:a xlink:href="http://vimdoc.sourceforge.net/htmldoc/intro.html#page-up">page-up</text:a> key</text:p>
          </table:table-cell>
          <table:table-cell office:value-type="string">
            <text:p>*t_K3* *'t_K3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5">t_K5</text:a></text:p>
          </table:table-cell>
          <table:table-cell office:value-type="string">
            <text:p><text:a xlink:href="http://vimdoc.sourceforge.net/htmldoc/scroll.html#%3CkPageDown%3E">&lt;kPageDown&gt;</text:a></text:p>
          </table:table-cell>
          <table:table-cell office:value-type="string">
            <text:p>keypad <text:a xlink:href="http://vimdoc.sourceforge.net/htmldoc/intro.html#page-down">page-down</text:a> key</text:p>
          </table:table-cell>
          <table:table-cell office:value-type="string">
            <text:p>*t_K5* *'t_K5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6">t_K6</text:a></text:p>
          </table:table-cell>
          <table:table-cell office:value-type="string">
            <text:p><text:a xlink:href="http://vimdoc.sourceforge.net/htmldoc/term.html#%3CkPlus%3E">&lt;kPlus&gt;</text:a></text:p>
          </table:table-cell>
          <table:table-cell office:value-type="string">
            <text:p>keypad plus key</text:p>
          </table:table-cell>
          <table:table-cell office:value-type="string">
            <text:p>*&lt;kPlus&gt;* *t_K6* *'t_K6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7">t_K7</text:a></text:p>
          </table:table-cell>
          <table:table-cell office:value-type="string">
            <text:p><text:a xlink:href="http://vimdoc.sourceforge.net/htmldoc/term.html#%3CkMinus%3E">&lt;kMinus&gt;</text:a></text:p>
          </table:table-cell>
          <table:table-cell office:value-type="string">
            <text:p>keypad minus key</text:p>
          </table:table-cell>
          <table:table-cell office:value-type="string">
            <text:p>*&lt;kMinus&gt;* *t_K7* *'t_K7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8">t_K8</text:a></text:p>
          </table:table-cell>
          <table:table-cell office:value-type="string">
            <text:p><text:a xlink:href="http://vimdoc.sourceforge.net/htmldoc/term.html#%3CkDivide%3E">&lt;kDivide&gt;</text:a></text:p>
          </table:table-cell>
          <table:table-cell office:value-type="string">
            <text:p>keypad divide</text:p>
          </table:table-cell>
          <table:table-cell office:value-type="string">
            <text:p>*&lt;kDivide&gt;* *t_K8* *'t_K8'*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<text:a xlink:href="http://vimdoc.sourceforge.net/htmldoc/term.html#t_K9">t_K9</text:a></text:p>
          </table:table-cell>
          <table:table-cell office:value-type="string">
            <text:p><text:a xlink:href="http://vimdoc.sourceforge.net/htmldoc/term.html#%3CkMultiply%3E">&lt;kMultiply&gt;</text:a></text:p>
          </table:table-cell>
          <table:table-cell office:value-type="string">
            <text:p>keypad multiply</text:p>
          </table:table-cell>
          <table:table-cell office:value-type="string">
            <text:p>*&lt;kMultiply&gt;* *t_K9* *'t_K9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A">t_KA</text:a></text:p>
          </table:table-cell>
          <table:table-cell office:value-type="string">
            <text:p><text:a xlink:href="http://vimdoc.sourceforge.net/htmldoc/term.html#%3CkEnter%3E">&lt;kEnter&gt;</text:a></text:p>
          </table:table-cell>
          <table:table-cell office:value-type="string">
            <text:p>keypad enter key</text:p>
          </table:table-cell>
          <table:table-cell office:value-type="string">
            <text:p>*&lt;kEnter&gt;* *t_KA* *'t_KA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B">t_KB</text:a></text:p>
          </table:table-cell>
          <table:table-cell office:value-type="string">
            <text:p><text:a xlink:href="http://vimdoc.sourceforge.net/htmldoc/term.html#%3CkPoint%3E">&lt;kPoint&gt;</text:a></text:p>
          </table:table-cell>
          <table:table-cell office:value-type="string">
            <text:p>keypad decimal point</text:p>
          </table:table-cell>
          <table:table-cell office:value-type="string">
            <text:p>*&lt;kPoint&gt;* *t_KB* *'t_KB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C">t_KC</text:a></text:p>
          </table:table-cell>
          <table:table-cell office:value-type="string">
            <text:p><text:a xlink:href="http://vimdoc.sourceforge.net/htmldoc/term.html#%3Ck0%3E">&lt;k0&gt;</text:a></text:p>
          </table:table-cell>
          <table:table-cell office:value-type="string">
            <text:p>Keypad 0</text:p>
          </table:table-cell>
          <table:table-cell office:value-type="string">
            <text:p>*&lt;k0&gt;* *t_KC* *'t_KC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D">t_KD</text:a></text:p>
          </table:table-cell>
          <table:table-cell office:value-type="string">
            <text:p><text:a xlink:href="http://vimdoc.sourceforge.net/htmldoc/term.html#%3Ck1%3E">&lt;k1&gt;</text:a></text:p>
          </table:table-cell>
          <table:table-cell office:value-type="string">
            <text:p>Keypad 1</text:p>
          </table:table-cell>
          <table:table-cell office:value-type="string">
            <text:p>*&lt;k1&gt;* *t_KD* *'t_KD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E">t_KE</text:a></text:p>
          </table:table-cell>
          <table:table-cell office:value-type="string">
            <text:p><text:a xlink:href="http://vimdoc.sourceforge.net/htmldoc/term.html#%3Ck2%3E">&lt;k2&gt;</text:a></text:p>
          </table:table-cell>
          <table:table-cell office:value-type="string">
            <text:p>Keypad 2</text:p>
          </table:table-cell>
          <table:table-cell office:value-type="string">
            <text:p>*&lt;k2&gt;* *t_KE* *'t_KE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F">t_KF</text:a></text:p>
          </table:table-cell>
          <table:table-cell office:value-type="string">
            <text:p><text:a xlink:href="http://vimdoc.sourceforge.net/htmldoc/term.html#%3Ck3%3E">&lt;k3&gt;</text:a></text:p>
          </table:table-cell>
          <table:table-cell office:value-type="string">
            <text:p>Keypad 3</text:p>
          </table:table-cell>
          <table:table-cell office:value-type="string">
            <text:p>*&lt;k3&gt;* *t_KF* *'t_KF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G">t_KG</text:a></text:p>
          </table:table-cell>
          <table:table-cell office:value-type="string">
            <text:p><text:a xlink:href="http://vimdoc.sourceforge.net/htmldoc/term.html#%3Ck4%3E">&lt;k4&gt;</text:a></text:p>
          </table:table-cell>
          <table:table-cell office:value-type="string">
            <text:p>Keypad 4</text:p>
          </table:table-cell>
          <table:table-cell office:value-type="string">
            <text:p>*&lt;k4&gt;* *t_KG* *'t_KG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H">t_KH</text:a></text:p>
          </table:table-cell>
          <table:table-cell office:value-type="string">
            <text:p><text:a xlink:href="http://vimdoc.sourceforge.net/htmldoc/term.html#%3Ck5%3E">&lt;k5&gt;</text:a></text:p>
          </table:table-cell>
          <table:table-cell office:value-type="string">
            <text:p>Keypad 5</text:p>
          </table:table-cell>
          <table:table-cell office:value-type="string">
            <text:p>*&lt;k5&gt;* *t_KH* *'t_KH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I">t_KI</text:a></text:p>
          </table:table-cell>
          <table:table-cell office:value-type="string">
            <text:p><text:a xlink:href="http://vimdoc.sourceforge.net/htmldoc/term.html#%3Ck6%3E">&lt;k6&gt;</text:a></text:p>
          </table:table-cell>
          <table:table-cell office:value-type="string">
            <text:p>Keypad 6</text:p>
          </table:table-cell>
          <table:table-cell office:value-type="string">
            <text:p>*&lt;k6&gt;* *t_KI* *'t_KI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J">t_KJ</text:a></text:p>
          </table:table-cell>
          <table:table-cell office:value-type="string">
            <text:p><text:a xlink:href="http://vimdoc.sourceforge.net/htmldoc/term.html#%3Ck7%3E">&lt;k7&gt;</text:a></text:p>
          </table:table-cell>
          <table:table-cell office:value-type="string">
            <text:p>Keypad 7</text:p>
          </table:table-cell>
          <table:table-cell office:value-type="string">
            <text:p>*&lt;k7&gt;* *t_KJ* *'t_KJ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K">t_KK</text:a></text:p>
          </table:table-cell>
          <table:table-cell office:value-type="string">
            <text:p><text:a xlink:href="http://vimdoc.sourceforge.net/htmldoc/term.html#%3Ck8%3E">&lt;k8&gt;</text:a></text:p>
          </table:table-cell>
          <table:table-cell office:value-type="string">
            <text:p>Keypad 8</text:p>
          </table:table-cell>
          <table:table-cell office:value-type="string">
            <text:p>*&lt;k8&gt;* *t_KK* *'t_KK'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a xlink:href="http://vimdoc.sourceforge.net/htmldoc/term.html#t_KL">t_KL</text:a></text:p>
          </table:table-cell>
          <table:table-cell office:value-type="string">
            <text:p><text:a xlink:href="http://vimdoc.sourceforge.net/htmldoc/term.html#%3Ck9%3E">&lt;k9&gt;</text:a></text:p>
          </table:table-cell>
          <table:table-cell office:value-type="string">
            <text:p>Keypad 9</text:p>
          </table:table-cell>
          <table:table-cell office:value-type="string">
            <text:p>*&lt;k9&gt;* *t_KL* *'t_KL'*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<text:a xlink:href="http://vimdoc.sourceforge.net/htmldoc/term.html#%3CMouse%3E">&lt;Mouse&gt;</text:a></text:p>
          </table:table-cell>
          <table:table-cell office:value-type="string">
            <text:p>leader of mouse code</text:p>
          </table:table-cell>
          <table:table-cell office:value-type="string">
            <text:p>*&lt;Mouse&gt;*</text:p>
          </table:table-cell>
          <table:table-cell table:number-columns-repeated="1019"/>
        </table:table-row>
      </table:table>
      <table:table table:name="Feuille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named-expressions>
        <table:named-range table:name="'t_AB'" table:base-cell-address="$Feuille1.$A$8" table:cell-range-address="$Feuille1.$A$8"/>
        <table:named-range table:name="'t_AF'" table:base-cell-address="$Feuille1.$A$9" table:cell-range-address="$Feuille1.$A$9"/>
        <table:named-range table:name="'t_AL'" table:base-cell-address="$Feuille1.$A$10" table:cell-range-address="$Feuille1.$A$10"/>
        <table:named-range table:name="'t_bc'" table:base-cell-address="$Feuille1.$A$12" table:cell-range-address="$Feuille1.$A$12"/>
        <table:named-range table:name="'t_cd'" table:base-cell-address="$Feuille1.$A$13" table:cell-range-address="$Feuille1.$A$13"/>
        <table:named-range table:name="'t_ce'" table:base-cell-address="$Feuille1.$A$14" table:cell-range-address="$Feuille1.$A$14"/>
        <table:named-range table:name="'t_cl'" table:base-cell-address="$Feuille1.$A$15" table:cell-range-address="$Feuille1.$A$15"/>
        <table:named-range table:name="'t_cm'" table:base-cell-address="$Feuille1.$A$16" table:cell-range-address="$Feuille1.$A$16"/>
        <table:named-range table:name="'t_Co'" table:base-cell-address="$Feuille1.$A$17" table:cell-range-address="$Feuille1.$A$17"/>
        <table:named-range table:name="'t_CS'" table:base-cell-address="$Feuille1.$A$18" table:cell-range-address="$Feuille1.$A$18"/>
        <table:named-range table:name="'t_CV'" table:base-cell-address="$Feuille1.$A$20" table:cell-range-address="$Feuille1.$A$20"/>
        <table:named-range table:name="'t_da'" table:base-cell-address="$Feuille1.$A$21" table:cell-range-address="$Feuille1.$A$21"/>
        <table:named-range table:name="'t_db'" table:base-cell-address="$Feuille1.$A$22" table:cell-range-address="$Feuille1.$A$22"/>
        <table:named-range table:name="'t_DL'" table:base-cell-address="$Feuille1.$A$23" table:cell-range-address="$Feuille1.$A$23"/>
        <table:named-range table:name="'t_fs'" table:base-cell-address="$Feuille1.$A$25" table:cell-range-address="$Feuille1.$A$25"/>
        <table:named-range table:name="'t_ke'" table:base-cell-address="$Feuille1.$A$26" table:cell-range-address="$Feuille1.$A$26"/>
        <table:named-range table:name="'t_ks'" table:base-cell-address="$Feuille1.$A$27" table:cell-range-address="$Feuille1.$A$27"/>
        <table:named-range table:name="'t_le'" table:base-cell-address="$Feuille1.$A$28" table:cell-range-address="$Feuille1.$A$28"/>
        <table:named-range table:name="'t_mb'" table:base-cell-address="$Feuille1.$A$29" table:cell-range-address="$Feuille1.$A$29"/>
        <table:named-range table:name="'t_md'" table:base-cell-address="$Feuille1.$A$30" table:cell-range-address="$Feuille1.$A$30"/>
        <table:named-range table:name="'t_me'" table:base-cell-address="$Feuille1.$A$31" table:cell-range-address="$Feuille1.$A$31"/>
        <table:named-range table:name="'t_mr'" table:base-cell-address="$Feuille1.$A$32" table:cell-range-address="$Feuille1.$A$32"/>
        <table:named-range table:name="'t_ms'" table:base-cell-address="$Feuille1.$A$33" table:cell-range-address="$Feuille1.$A$#REF !"/>
        <table:named-range table:name="'t_nd'" table:base-cell-address="$Feuille1.$A$35" table:cell-range-address="$Feuille1.$A$34"/>
        <table:named-range table:name="'t_op'" table:base-cell-address="$Feuille1.$A$36" table:cell-range-address="$Feuille1.$A$35"/>
        <table:named-range table:name="'t_RI'" table:base-cell-address="$Feuille1.$A$37" table:cell-range-address="$Feuille1.$A$36"/>
        <table:named-range table:name="'t_Sb'" table:base-cell-address="$Feuille1.$A$38" table:cell-range-address="$Feuille1.$A$37"/>
        <table:named-range table:name="'t_Sf'" table:base-cell-address="$Feuille1.$A$39" table:cell-range-address="$Feuille1.$A$38"/>
        <table:named-range table:name="'t_se'" table:base-cell-address="$Feuille1.$A$40" table:cell-range-address="$Feuille1.$A$39"/>
        <table:named-range table:name="'t_so'" table:base-cell-address="$Feuille1.$A$41" table:cell-range-address="$Feuille1.$A$40"/>
        <table:named-range table:name="'t_sr'" table:base-cell-address="$Feuille1.$A$42" table:cell-range-address="$Feuille1.$A$41"/>
        <table:named-range table:name="'t_te'" table:base-cell-address="$Feuille1.$A$43" table:cell-range-address="$Feuille1.$A$42"/>
        <table:named-range table:name="'t_ti'" table:base-cell-address="$Feuille1.$A$44" table:cell-range-address="$Feuille1.$A$43"/>
        <table:named-range table:name="'t_ts'" table:base-cell-address="$Feuille1.$A$45" table:cell-range-address="$Feuille1.$A$44"/>
        <table:named-range table:name="'t_ue'" table:base-cell-address="$Feuille1.$A$46" table:cell-range-address="$Feuille1.$A$45"/>
        <table:named-range table:name="'t_us'" table:base-cell-address="$Feuille1.$A$47" table:cell-range-address="$Feuille1.$A$46"/>
        <table:named-range table:name="'t_ut'" table:base-cell-address="$Feuille1.$A$50" table:cell-range-address="$Feuille1.$A$49"/>
        <table:named-range table:name="'t_vb'" table:base-cell-address="$Feuille1.$A$51" table:cell-range-address="$Feuille1.$A$50"/>
        <table:named-range table:name="'t_ve'" table:base-cell-address="$Feuille1.$A$52" table:cell-range-address="$Feuille1.$A$51"/>
        <table:named-range table:name="'t_vi'" table:base-cell-address="$Feuille1.$A$53" table:cell-range-address="$Feuille1.$A$52"/>
        <table:named-range table:name="'t_vs'" table:base-cell-address="$Feuille1.$A$54" table:cell-range-address="$Feuille1.$A$53"/>
        <table:named-range table:name="'t_xs'" table:base-cell-address="$Feuille1.$A$55" table:cell-range-address="$Feuille1.$A$#REF !"/>
        <table:named-range table:name="'t_ZH'" table:base-cell-address="$Feuille1.$A$57" table:cell-range-address="$Feuille1.$A$55"/>
        <table:named-range table:name="'t_ZR'" table:base-cell-address="$Feuille1.$A$58" table:cell-range-address="$Feuille1.$A$56"/>
        <table:named-range table:name="'t_IS'" table:base-cell-address="$Feuille1.$A$60" table:cell-range-address="$Feuille1.$A$58"/>
        <table:named-range table:name="'t_IE'" table:base-cell-address="$Feuille1.$A$61" table:cell-range-address="$Feuille1.$A$59"/>
        <table:named-range table:name="'t_WP'" table:base-cell-address="$Feuille1.$A$62" table:cell-range-address="$Feuille1.$A$60"/>
        <table:named-range table:name="'t_WS'" table:base-cell-address="$Feuille1.$A$63" table:cell-range-address="$Feuille1.$A$61"/>
        <table:named-range table:name="'t_SI'" table:base-cell-address="$Feuille1.$A$64" table:cell-range-address="$Feuille1.$A$62"/>
        <table:named-range table:name="'t_EI'" table:base-cell-address="$Feuille1.$A$65" table:cell-range-address="$Feuille1.$A$63"/>
        <table:named-range table:name="'t_RV'" table:base-cell-address="$Feuille1.$A$67" table:cell-range-address="$Feuille1.$A$64"/>
        <table:named-range table:name="'t_ku'" table:base-cell-address="$Feuille1.$A$72" table:cell-range-address="$Feuille1.$A$68"/>
        <table:named-range table:name="'t_kd'" table:base-cell-address="$Feuille1.$A$73" table:cell-range-address="$Feuille1.$A$69"/>
        <table:named-range table:name="'t_kr'" table:base-cell-address="$Feuille1.$A$74" table:cell-range-address="$Feuille1.$A$70"/>
        <table:named-range table:name="'t_kl'" table:base-cell-address="$Feuille1.$A$75" table:cell-range-address="$Feuille1.$A$71"/>
        <table:named-range table:name="&lt;xUp&gt;" table:base-cell-address="$Feuille1.$A$76" table:cell-range-address="$Feuille1.$A$72"/>
        <table:named-range table:name="&lt;xDown&gt;" table:base-cell-address="$Feuille1.$A$77" table:cell-range-address="$Feuille1.$A$73"/>
        <table:named-range table:name="&lt;xRight&gt;" table:base-cell-address="$Feuille1.$A$78" table:cell-range-address="$Feuille1.$A$74"/>
        <table:named-range table:name="&lt;xLeft&gt;" table:base-cell-address="$Feuille1.$A$79" table:cell-range-address="$Feuille1.$A$75"/>
        <table:named-range table:name="'t_%i'" table:base-cell-address="$Feuille1.$A$82" table:cell-range-address="$Feuille1.$A$78"/>
        <table:named-range table:name="'t_#4'" table:base-cell-address="$Feuille1.$A$83" table:cell-range-address="$Feuille1.$A$79"/>
        <table:named-range table:name="'t_k1'" table:base-cell-address="$Feuille1.$A$84" table:cell-range-address="$Feuille1.$A$80"/>
        <table:named-range table:name="&lt;xF1&gt;" table:base-cell-address="$Feuille1.$A$85" table:cell-range-address="$Feuille1.$A$81"/>
        <table:named-range table:name="'t_k2'" table:base-cell-address="$Feuille1.$A$86" table:cell-range-address="$Feuille1.$A$82"/>
        <table:named-range table:name="&lt;xF2&gt;" table:base-cell-address="$Feuille1.$A$87" table:cell-range-address="$Feuille1.$A$83"/>
        <table:named-range table:name="'t_k3'" table:base-cell-address="$Feuille1.$A$88" table:cell-range-address="$Feuille1.$A$84"/>
        <table:named-range table:name="&lt;xF3&gt;" table:base-cell-address="$Feuille1.$A$89" table:cell-range-address="$Feuille1.$A$85"/>
        <table:named-range table:name="'t_k4'" table:base-cell-address="$Feuille1.$A$90" table:cell-range-address="$Feuille1.$A$86"/>
        <table:named-range table:name="&lt;xF4&gt;" table:base-cell-address="$Feuille1.$A$91" table:cell-range-address="$Feuille1.$A$87"/>
        <table:named-range table:name="'t_k5'" table:base-cell-address="$Feuille1.$A$92" table:cell-range-address="$Feuille1.$A$88"/>
        <table:named-range table:name="'t_k6'" table:base-cell-address="$Feuille1.$A$93" table:cell-range-address="$Feuille1.$A$89"/>
        <table:named-range table:name="'t_k7'" table:base-cell-address="$Feuille1.$A$94" table:cell-range-address="$Feuille1.$A$90"/>
        <table:named-range table:name="'t_k8'" table:base-cell-address="$Feuille1.$A$95" table:cell-range-address="$Feuille1.$A$91"/>
        <table:named-range table:name="'t_k9'" table:base-cell-address="$Feuille1.$A$96" table:cell-range-address="$Feuille1.$A$92"/>
        <table:named-range table:name="'t_k;'" table:base-cell-address="$Feuille1.$A$97" table:cell-range-address="$Feuille1.$A$93"/>
        <table:named-range table:name="'t_F1'" table:base-cell-address="$Feuille1.$A$98" table:cell-range-address="$Feuille1.$A$94"/>
        <table:named-range table:name="'t_F2'" table:base-cell-address="$Feuille1.$A$99" table:cell-range-address="$Feuille1.$A$95"/>
        <table:named-range table:name="'t_F3'" table:base-cell-address="$Feuille1.$A$100" table:cell-range-address="$Feuille1.$A$96"/>
        <table:named-range table:name="'t_F4'" table:base-cell-address="$Feuille1.$A$101" table:cell-range-address="$Feuille1.$A$97"/>
        <table:named-range table:name="'t_F5'" table:base-cell-address="$Feuille1.$A$102" table:cell-range-address="$Feuille1.$A$98"/>
        <table:named-range table:name="'t_F6'" table:base-cell-address="$Feuille1.$A$103" table:cell-range-address="$Feuille1.$A$99"/>
        <table:named-range table:name="'t_F7'" table:base-cell-address="$Feuille1.$A$104" table:cell-range-address="$Feuille1.$A$100"/>
        <table:named-range table:name="'t_F8'" table:base-cell-address="$Feuille1.$A$105" table:cell-range-address="$Feuille1.$A$101"/>
        <table:named-range table:name="'t_F9'" table:base-cell-address="$Feuille1.$A$106" table:cell-range-address="$Feuille1.$A$102"/>
        <table:named-range table:name="&lt;S-xF1&gt;" table:base-cell-address="$Feuille1.$A$108" table:cell-range-address="$Feuille1.$A$104"/>
        <table:named-range table:name="&lt;S-F2&gt;" table:base-cell-address="$Feuille1.$A$109" table:cell-range-address="$Feuille1.$A$105"/>
        <table:named-range table:name="&lt;S-xF2&gt;" table:base-cell-address="$Feuille1.$A$110" table:cell-range-address="$Feuille1.$A$106"/>
        <table:named-range table:name="&lt;S-F3&gt;" table:base-cell-address="$Feuille1.$A$111" table:cell-range-address="$Feuille1.$A$107"/>
        <table:named-range table:name="&lt;S-xF3&gt;" table:base-cell-address="$Feuille1.$A$112" table:cell-range-address="$Feuille1.$A$108"/>
        <table:named-range table:name="&lt;S-F4&gt;" table:base-cell-address="$Feuille1.$A$113" table:cell-range-address="$Feuille1.$A$109"/>
        <table:named-range table:name="&lt;S-xF4&gt;" table:base-cell-address="$Feuille1.$A$114" table:cell-range-address="$Feuille1.$A$110"/>
        <table:named-range table:name="&lt;S-F5&gt;" table:base-cell-address="$Feuille1.$A$115" table:cell-range-address="$Feuille1.$A$111"/>
        <table:named-range table:name="&lt;S-F6&gt;" table:base-cell-address="$Feuille1.$A$116" table:cell-range-address="$Feuille1.$A$112"/>
        <table:named-range table:name="&lt;S-F7&gt;" table:base-cell-address="$Feuille1.$A$117" table:cell-range-address="$Feuille1.$A$113"/>
        <table:named-range table:name="&lt;S-F8&gt;" table:base-cell-address="$Feuille1.$A$118" table:cell-range-address="$Feuille1.$A$114"/>
        <table:named-range table:name="&lt;S-F9&gt;" table:base-cell-address="$Feuille1.$A$119" table:cell-range-address="$Feuille1.$A$115"/>
        <table:named-range table:name="&lt;S-F10&gt;" table:base-cell-address="$Feuille1.$A$120" table:cell-range-address="$Feuille1.$A$116"/>
        <table:named-range table:name="&lt;S-F11&gt;" table:base-cell-address="$Feuille1.$A$121" table:cell-range-address="$Feuille1.$A$117"/>
        <table:named-range table:name="&lt;S-F12&gt;" table:base-cell-address="$Feuille1.$A$122" table:cell-range-address="$Feuille1.$A$118"/>
        <table:named-range table:name="'t_%1'" table:base-cell-address="$Feuille1.$A$123" table:cell-range-address="$Feuille1.$A$119"/>
        <table:named-range table:name="'t_&amp;8'" table:base-cell-address="$Feuille1.$A$124" table:cell-range-address="$Feuille1.$A$120"/>
        <table:named-range table:name="'t_kI'" table:base-cell-address="$Feuille1.$A$125" table:cell-range-address="$Feuille1.$A$121"/>
        <table:named-range table:name="'t_kb'" table:base-cell-address="$Feuille1.$A$127" table:cell-range-address="$Feuille1.$A$123"/>
        <table:named-range table:name="'t_kh'" table:base-cell-address="$Feuille1.$A$129" table:cell-range-address="$Feuille1.$A$125"/>
        <table:named-range table:name="'t_#2'" table:base-cell-address="$Feuille1.$A$130" table:cell-range-address="$Feuille1.$A$126"/>
        <table:named-range table:name="&lt;xHome&gt;" table:base-cell-address="$Feuille1.$A$131" table:cell-range-address="$Feuille1.$A$127"/>
        <table:named-range table:name="'t_@7'" table:base-cell-address="$Feuille1.$A$132" table:cell-range-address="$Feuille1.$A$128"/>
        <table:named-range table:name="&lt;xEnd&gt;" table:base-cell-address="$Feuille1.$A$134" table:cell-range-address="$Feuille1.$A$130"/>
        <table:named-range table:name="'t_kP'" table:base-cell-address="$Feuille1.$A$135" table:cell-range-address="$Feuille1.$A$131"/>
        <table:named-range table:name="'t_kN'" table:base-cell-address="$Feuille1.$A$136" table:cell-range-address="$Feuille1.$A$132"/>
        <table:named-range table:name="'t_KA'" table:base-cell-address="$Feuille1.$A$145" table:cell-range-address="$Feuille1.$A$141"/>
        <table:named-range table:name="'t_KC'" table:base-cell-address="$Feuille1.$A$147" table:cell-range-address="$Feuille1.$A$143"/>
        <table:named-range table:name="'t_KF'" table:base-cell-address="$Feuille1.$A$150" table:cell-range-address="$Feuille1.$A$146"/>
        <table:named-range table:name="'t_KG'" table:base-cell-address="$Feuille1.$A$151" table:cell-range-address="$Feuille1.$A$147"/>
        <table:named-range table:name="'t_KJ'" table:base-cell-address="$Feuille1.$A$154" table:cell-range-address="$Feuille1.$A$150"/>
        <table:named-range table:name="'t_KK'" table:base-cell-address="$Feuille1.$A$155" table:cell-range-address="$Feuille1.$A$151"/>
        <table:named-range table:name="&lt;Mouse&gt;" table:base-cell-address="$Feuille1.$A$157" table:cell-range-address="$Feuille1.$A$15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8">18/08/2011</text:date>, <text:time>11:4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18T09:19:50</meta:creation-date>
    <dc:date>2011-08-18T11:46:30</dc:date>
    <meta:editing-duration>PT00H06M42S</meta:editing-duration>
    <meta:editing-cycles>1</meta:editing-cycles>
    <meta:document-statistic meta:table-count="3" meta:cell-count="555" meta:object-count="0"/>
    <meta:generator>OpenOffice.org/3.2$Linux OpenOffice.org_project/320m19$Build-9505</meta:generator>
  </office:meta>
</office:document-meta>
</file>